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7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Uma classe é</text:span> um modelo estrutural para criação de objetos Ela define a estrutura e o comportamento dos objetos que serão instanciados a partir del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7:49:46.945859033</meta:creation-date>
    <dc:date>2024-02-19T07:50:46.802265807</dc:date>
    <meta:editing-duration>PT1M</meta:editing-duration>
    <meta:editing-cycles>1</meta:editing-cycles>
    <meta:document-statistic meta:table-count="0" meta:image-count="0" meta:object-count="0" meta:page-count="1" meta:paragraph-count="1" meta:word-count="25" meta:character-count="148" meta:non-whitespace-character-count="124"/>
    <meta:generator>LibreOffice/7.3.7.2$Linux_X86_64 LibreOffice_project/30$Build-2</meta:generator>
  </office:meta>
</office:document-meta>
</file>